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37b99" officeooo:paragraph-rsid="00137b99" style:font-size-asian="15.75pt" style:font-size-complex="18pt"/>
    </style:style>
    <style:style style:name="P2" style:family="paragraph" style:parent-style-name="Standard">
      <style:paragraph-properties fo:text-align="end" style:justify-single-word="false"/>
      <style:text-properties fo:font-size="14pt" officeooo:rsid="00137b99" officeooo:paragraph-rsid="00137b99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137b99" officeooo:paragraph-rsid="00137b9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67101" officeooo:paragraph-rsid="0016710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6c2d0" officeooo:paragraph-rsid="0016c2d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6c2d0" officeooo:paragraph-rsid="0018eec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7b623" officeooo:paragraph-rsid="0017b623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7b623" officeooo:paragraph-rsid="0018eecb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8eecb" officeooo:paragraph-rsid="0018eecb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7b623" officeooo:paragraph-rsid="0017b623" style:font-size-asian="10.5pt" style:font-size-complex="12pt"/>
    </style:style>
    <style:style style:name="T1" style:family="text">
      <style:text-properties officeooo:rsid="00146b6e"/>
    </style:style>
    <style:style style:name="T2" style:family="text">
      <style:text-properties officeooo:rsid="0014c859"/>
    </style:style>
    <style:style style:name="T3" style:family="text">
      <style:text-properties officeooo:rsid="00167101"/>
    </style:style>
    <style:style style:name="T4" style:family="text">
      <style:text-properties officeooo:rsid="00176996"/>
    </style:style>
    <style:style style:name="T5" style:family="text">
      <style:text-properties officeooo:rsid="001ad1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for LLVM Project Part 1-InstCounter</text:p>
      <text:p text:style-name="P2">Wei Zhang</text:p>
      <text:p text:style-name="P3">Description of the Implementation</text:p>
      <text:p text:style-name="P3"/>
      <text:p text:style-name="P3">In the InstCounter.cpp, there are only two functions which need to be altered, add_init_call and count_dynamic_bbs.</text:p>
      <text:p text:style-name="P3"/>
      <text:p text:style-name="P3">For the count_dynamic_bbs <text:span text:style-name="T3">function</text:span>, I iterat<text:span text:style-name="T2">e</text:span> <text:span text:style-name="T2">over</text:span> basic blocks and <text:span text:style-name="T2">iterate over instructions inside. In the instructions’ iterations, I</text:span> <text:span text:style-name="T1">insert</text:span> the “increase” function <text:span text:style-name="T2">call</text:span> <text:span text:style-name="T3">before the current instruction</text:span>. <text:span text:style-name="T1">If the current instruction is a Alloca Instruction or PHInode, I will skip that instruction. </text:span></text:p>
      <text:p text:style-name="P3"/>
      <text:p text:style-name="P4">For the add_init_call function, <text:span text:style-name="T4">if the name of the current function is “main”, </text:span>I <text:span text:style-name="T4">will take </text:span>iteratively skip all the instructions which are Alloca or PHInode instructions. Then I add the “init” function call before the first instruction of the main function.</text:p>
      <text:p text:style-name="P4"/>
      <text:p text:style-name="P9">I also transform the InstCounting.c to make the output correctly formatted by add a “\n” before the Total instructions executed: %d\n</text:p>
      <text:p text:style-name="P9"/>
      <text:p text:style-name="P4">Test result:</text:p>
      <text:p text:style-name="P5">root@e12d19763381:/cs255-llvm-pass/test# ./test</text:p>
      <text:p text:style-name="P5"/>
      <text:p text:style-name="P5">Enter the string :cs255</text:p>
      <text:p text:style-name="P5"/>
      <text:p text:style-name="P6">Reverse string is :552sc</text:p>
      <text:p text:style-name="P6">Total instructions executed: 77</text:p>
      <text:p text:style-name="P7"/>
      <text:p text:style-name="P7">I transform the test file to a new test case.</text:p>
      <text:p text:style-name="P7">The test result is :</text:p>
      <text:p text:style-name="P7"/>
      <text:p text:style-name="P7">Function: welcome</text:p>
      <text:p text:style-name="P7"><text:tab/>No. 0bb: 4 statements.</text:p>
      <text:p text:style-name="P7">Function: calculator</text:p>
      <text:p text:style-name="P7"><text:tab/>No. 0bb: 7 statements.</text:p>
      <text:p text:style-name="P7"><text:tab/>No. 1bb: 5 statements.</text:p>
      <text:p text:style-name="P7"><text:tab/>No. 2bb: 4 statements.</text:p>
      <text:p text:style-name="P7"><text:tab/>No. 3bb: 5 statements.</text:p>
      <text:p text:style-name="P7"><text:tab/>No. 4bb: 4 statements.</text:p>
      <text:p text:style-name="P7"><text:tab/>No. 5bb: 5 statements.</text:p>
      <text:p text:style-name="P7"><text:tab/>No. 6bb: 4 statements.</text:p>
      <text:p text:style-name="P7"><text:tab/>No. 7bb: 5 statements.</text:p>
      <text:p text:style-name="P7"><text:tab/>No. 8bb: 3 statements.</text:p>
      <text:p text:style-name="P7"><text:tab/>No. 9bb: 2 statements.</text:p>
      <text:p text:style-name="P7">Function: main</text:p>
      <text:p text:style-name="P7"><text:tab/>No. 0bb: 13 statements.</text:p>
      <text:p text:style-name="P7"><text:tab/>No. 1bb: 4 statements.</text:p>
      <text:p text:style-name="P7"><text:tab/>No. 2bb: 25 statements.</text:p>
      <text:p text:style-name="P7"><text:tab/>No. 3bb: 5 statements.</text:p>
      <text:p text:style-name="P7">/LLVM_ROOT/build/bin/llc -filetype=obj test.bc.opt -o test.o</text:p>
      <text:p text:style-name="P7"><text:soft-page-break/>/LLVM_ROOT/build/bin/clang test.o ../build/runtime/libInstCounting_rt.a -o test</text:p>
      <text:p text:style-name="P7">test.o: In function `main':</text:p>
      <text:p text:style-name="P7">test.bc.opt:(.text+0x1e2): warning: the `gets' function is dangerous and should not be used.</text:p>
      <text:p text:style-name="P7">root@e12d19763381:/cs255-llvm-pass/test# ./test </text:p>
      <text:p text:style-name="P7"/>
      <text:p text:style-name="P7">welcome to the program: cs255</text:p>
      <text:p text:style-name="P7">Enter the string :cs255</text:p>
      <text:p text:style-name="P7"/>
      <text:p text:style-name="P7">Reverse string is :552sc</text:p>
      <text:p text:style-name="P8"><text:s/>255 - 128 = 127</text:p>
      <text:p text:style-name="P8">Total instructions executed: 102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2:51:25.875980213</meta:creation-date>
    <dc:date>2018-02-13T16:04:53.645812256</dc:date>
    <meta:editing-duration>PT37M4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281" meta:character-count="1917" meta:non-whitespace-character-count="1660"/>
  </office:meta>
</office:document-meta>
</file>